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Text_20_body">
      <style:paragraph-properties fo:text-align="justify" style:justify-single-word="false"/>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Nullam consequat ante elit, eget ornare leo feugiat at. Donec volutpat nisi in justo congue pellentesque. Sed eleifend pretium risus, id consectetur neque. Ut aliquam quam quis leo eleifend, et rhoncus metus vestibulum. Ut sed aliquam lacus. Quisque lectus erat, pretium vitae augue varius, viverra malesuada ante. Sed pharetra odio ut elementum vulputate. Maecenas interdum a leo non lobortis. Integer accumsan arcu at orci mollis posuere. Etiam tortor neque, molestie vel dolor id, vulputate imperdiet orci. Nunc ex urna, imperdiet sit amet sem at, posuere ullamcorper purus. Nam eget metus nulla. </text:p>
      <text:section text:style-name="Sect1" text:name="lipsum">
        <text:p text:style-name="P1">Aliquam et rhoncus erat. In tempus condimentum felis, ut porttitor velit pretium id. Etiam at dui non tellus maximus sollicitudin. Maecenas massa nisi, rutrum suscipit faucibus non, commodo id odio. Vivamus aliquam ornare ante, at iaculis erat accumsan ac. Nam risus dolor, posuere sed mollis ac, pharetra quis enim. Nunc cursus leo vitae tellus scelerisque ornare. Orci varius natoque penatibus et magnis dis parturient montes, nascetur ridiculus mus. </text:p>
        <text:p text:style-name="P1">Vivamus et magna quis erat dapibus sodales id ac purus. Duis hendrerit finibus nulla, id tristique purus euismod vel. Interdum et malesuada fames ac ante ipsum primis in faucibus. Phasellus pretium, diam eget imperdiet eleifend, ligula mi rhoncus nisi, quis blandit mauris nisl eu massa. Donec varius orci nec mauris blandit pharetra. Phasellus tincidunt tempus justo, ac sodales odio ullamcorper et. Suspendisse eleifend, ex non pharetra facilisis, lorem dolor consectetur purus, vitae finibus tortor augue in purus. Donec volutpat vestibulum felis a viverra. Orci varius natoque penatibus et magnis dis parturient montes, nascetur ridiculus mus. Nullam in condimentum risus. Maecenas finibus consequat urna, ultrices egestas nisl sodales ac. Suspendisse a urna arcu. Duis sollicitudin leo in leo dignissim, et viverra lectus blandit. </text:p>
        <text:p text:style-name="P1">Aenean gravida risus ipsum, in dignissim metus rutrum dignissim. Aliquam tincidunt augue non suscipit posuere. Vestibulum nec nisl non elit fringilla malesuada. Maecenas in auctor velit, id placerat turpis. Duis sed dapibus turpis, nec consectetur ligula. Proin pulvinar felis mauris, quis posuere ligula porta et. Pellentesque habitant morbi tristique senectus et netus et malesuada fames ac turpis egestas. Integer interdum dapibus est. </text:p>
        <text:p text:style-name="P1">Nunc aliquam finibus lectus, et tristique nisl consequat et. Suspendisse feugiat nec orci a mollis. Quisque non mi ex. Mauris rutrum lobortis augue eu finibus. Phasellus nisl sapien, molestie non dapibus vel, pulvinar quis lectus. Aliquam auctor viverra eros non pellentesque. Cras leo ipsum, posuere dictum enim a, cursus convallis enim. Integer at diam ante. </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12:31:09.721710663</meta:creation-date>
    <dc:date>2022-11-26T12:32:21.286916352</dc:date>
    <meta:editing-duration>PT1M11S</meta:editing-duration>
    <meta:editing-cycles>1</meta:editing-cycles>
    <meta:document-statistic meta:table-count="0" meta:image-count="0" meta:object-count="0" meta:page-count="1" meta:paragraph-count="5" meta:word-count="406" meta:character-count="2746" meta:non-whitespace-character-count="2340"/>
    <meta:generator>LibreOffice/7.3.7.2$Linux_X86_64 LibreOffice_project/30$Build-2</meta:generator>
  </office:meta>
</office:document-meta>
</file>